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src</text:p>
          </draw:text-box>
        </draw:frame>
        <draw:custom-shape draw:style-name="gr3" draw:text-style-name="P2" draw:layer="layout" svg:width="1.5cm" svg:height="1cm" svg:x="6cm" svg:y="2cm">
          <text:p text:style-name="P2">I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5cm" svg:y="2cm">
          <text:p text:style-name="P3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2cm">
          <text:p text:style-name="P2">0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.348cm" svg:y="2cm">
          <text:p text:style-name="P2">\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5cm" svg:y1="2.5cm" svg:x2="6cm" svg:y2="2.5cm">
          <text:p/>
        </draw:line>
        <draw:custom-shape draw:style-name="gr1" draw:text-style-name="P1" draw:layer="layout" svg:width="2cm" svg:height="1cm" svg:x="2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5cm">
          <draw:text-box>
            <text:p>nom</text:p>
          </draw:text-box>
        </draw:frame>
        <draw:line draw:style-name="gr5" draw:text-style-name="P1" draw:layer="layout" svg:x1="3cm" svg:y1="4.5cm" svg:x2="6cm" svg:y2="2.5cm">
          <text:p/>
        </draw:line>
        <draw:custom-shape draw:style-name="gr1" draw:text-style-name="P1" draw:layer="layout" svg:width="2cm" svg:height="1cm" svg:x="6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cm" svg:height="0.962cm" svg:x="6cm" svg:y="5.038cm">
          <draw:text-box>
            <text:p>prefixe</text:p>
          </draw:text-box>
        </draw:frame>
        <draw:line draw:style-name="gr5" draw:text-style-name="P1" draw:layer="layout" svg:x1="7cm" svg:y1="4.5cm" svg:x2="8.5cm" svg:y2="3cm">
          <text:p/>
        </draw:line>
        <draw:custom-shape draw:style-name="gr3" draw:text-style-name="P2" draw:layer="layout" svg:width="3cm" svg:height="1cm" svg:x="10.5cm" svg:y="2cm">
          <text:p text:style-name="P2">764 46 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2cm">
          <text:p text:style-name="P2">\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4-10-05T11:32:01</meta:creation-date>
    <dc:date>2014-10-05T11:49:15</dc:date>
    <dc:creator>bdh </dc:creator>
    <meta:editing-duration>PT00H09M27S</meta:editing-duration>
    <meta:editing-cycles>2</meta:editing-cycles>
    <meta:generator>OpenOffice.org/3.2$Linux OpenOffice.org_project/320m19$Build-9505</meta:generator>
    <meta:document-statistic meta:object-count="15"/>
  </office:meta>
</office:document-meta>
</file>